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a35" officeooo:paragraph-rsid="00074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S UNITÁRIOS DO SISTEMA </text:p>
      <text:p text:style-name="P1"/>
      <text:p text:style-name="P1">-BANCO DE DADOS MYSQL: Após executar o script do banco de dados no MySQL Workbench, percebe-se que ele funciona adequadamente. </text:p>
      <text:p text:style-name="P1"/>
      <text:p text:style-name="P1">-PÁGINAS HTML: Após executar o código em linguagem de script, observa-se que todas funcionam adequadamente, conforme o esperado. </text:p>
      <text:p text:style-name="P1"/>
      <text:p text:style-name="P1">-CONEXÃO PHP com o banco de dados: inicialmente, os testes mostravam falha na conexão, o que levou à correção do código, nas linhas referentes ao estabelecimento da conexão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5:43:22.912952904</meta:creation-date>
    <dc:date>2019-12-12T15:47:25.993859667</dc:date>
    <meta:editing-duration>PT4M3S</meta:editing-duration>
    <meta:editing-cycles>1</meta:editing-cycles>
    <meta:document-statistic meta:table-count="0" meta:image-count="0" meta:object-count="0" meta:page-count="1" meta:paragraph-count="4" meta:word-count="70" meta:character-count="459" meta:non-whitespace-character-count="388"/>
    <meta:generator>LibreOffice/5.1.6.2$Linux_X86_64 LibreOffice_project/10m0$Build-2</meta:generator>
  </office:meta>
</office:document-meta>
</file>